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04120031683548924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86175132347911461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00270635031254489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054619973496254018"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9347996380395659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693840237861214376"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3640250253083528154"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907578686984681638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7460009" text:continue-list="list3640250253083528154"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8035669936417579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44649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47044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7472408"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7451645"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446773"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50854056790079049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65961594295799866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51638226564390888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7457742"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26524772336836875"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40978637769698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860012161825455190" text:style-name="L15">
        <text:list-item>
          <text:list>
            <text:list-header>
              <text:p text:style-name="P172">1.5 miles averaging about 9:40/mile and rest 1 min</text:p>
            </text:list-header>
          </text:list>
        </text:list-item>
      </text:list>
      <text:p text:style-name="P23">1 mile in 8:26 and rest 2 min</text:p>
      <text:list xml:id="list702939952703956042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7277342755813723"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7445542"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256219671766133560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59521342859169197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16050551829704334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7474354" text:continue-list="list3595213428591691970" text:style-name="L19">
        <text:list-item>
          <text:list>
            <text:list-header>
              <text:p text:style-name="P176">(Pace*HR)=1240</text:p>
            </text:list-header>
          </text:list>
        </text:list-item>
      </text:list>
      <text:list xml:id="list27463160" text:continue-list="list2562196717661335604" text:style-name="L18">
        <text:list-item>
          <text:list>
            <text:list-header>
              <text:p text:style-name="P175">2 miles at 10:46/mile Ave HR= 121 bpm and rest a few minutes</text:p>
            </text:list-header>
          </text:list>
        </text:list-item>
      </text:list>
      <text:list xml:id="list27459801" text:continue-list="list2747435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745671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74408577867870542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3182589720583164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053520968399180734"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497756533161201128"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55162140864093015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66493711815931921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7467828"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746007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48401650731648476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54012928362741683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94445884318291663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07649669145302716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93182626894380369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750905762229059116" text:style-name="L33">
        <text:list-item>
          <text:list>
            <text:list-header>
              <text:p text:style-name="P186">0.25 miles in 2:54</text:p>
              <text:p text:style-name="P186">1 mile in 9:21 going faster as I ran and ending at around 8:30 pace</text:p>
            </text:list-header>
          </text:list>
        </text:list-item>
      </text:list>
      <text:list xml:id="list2105361145474334254" text:style-name="L34">
        <text:list-item>
          <text:list>
            <text:list-header>
              <text:p text:style-name="P187">0.25 miles in about 3:00</text:p>
              <text:p text:style-name="P187"/>
            </text:list-header>
          </text:list>
        </text:list-item>
      </text:list>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text:soft-page-break/>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274768581095078065" text:style-name="L32">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30T07:21:25.04</dc:date>
    <dc:creator>James Lombardi</dc:creator>
    <meta:editing-duration>P21DT1H28M56S</meta:editing-duration>
    <meta:editing-cycles>1698</meta:editing-cycles>
    <meta:generator>OpenOffice/4.1.2$Win32 OpenOffice.org_project/412m3$Build-9782</meta:generator>
    <meta:document-statistic meta:table-count="0" meta:image-count="9" meta:object-count="0" meta:page-count="174" meta:paragraph-count="4992" meta:word-count="54244" meta:character-count="277963"/>
  </office:meta>
</office:document-meta>
</file>